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rmal Distribution</text:p>
      <text:p text:style-name="P3"/>
      <text:p text:style-name="P3">Normal distribution models all data whose mean is not skewed by outliers. It is normal in the literal sense. The probability distribution of such data invariably models a bell curve</text:p>
      <text:p text:style-name="P3"/>
      <text:p text:style-name="P1">Probability density function</text:p>
      <text:p text:style-name="P3"><draw:frame draw:style-name="fr1" draw:name="Object1" text:anchor-type="as-char" svg:y="-0.302in" svg:width="2.2984in" svg:height="0.4654in" draw:z-index="3"><draw:object xlink:href="./Object 1" xlink:type="simple" xlink:show="embed" xlink:actuate="onLoad"/><draw:image xlink:href="./ObjectReplacements/Object 1" xlink:type="simple" xlink:show="embed" xlink:actuate="onLoad"/></draw:frame></text:p>
      <text:p text:style-name="P1"/>
      <text:p text:style-name="P1">Examples</text:p>
      <text:list xml:id="list301742117" text:style-name="L1">
        <text:list-item>
          <text:p text:style-name="P4">Sum of a pair of dice</text:p>
        </text:list-item>
        <text:list-item>
          <text:p text:style-name="P4">Distribution of heights of students</text:p>
        </text:list-item>
        <text:list-item>
          <text:p text:style-name="P4">The sizes of components produced by a particular machine</text:p>
        </text:list-item>
        <text:list-item>
          <text:p text:style-name="P4">The life span of certain components</text:p>
        </text:list-item>
      </text:list>
      <text:p text:style-name="P3"/>
      <text:p text:style-name="P1">Standard normal distribution</text:p>
      <text:p text:style-name="P3">A normal distribution with mean = 0 and and SD of 1</text:p>
      <text:p text:style-name="P3"><draw:frame draw:style-name="fr1" draw:name="Object2" text:anchor-type="as-char" svg:y="-0.4972in" svg:width="1.0602in" svg:height="0.9346in" draw:z-index="0"><draw:object xlink:href="./Object 2" xlink:type="simple" xlink:show="embed" xlink:actuate="onLoad"/><draw:image xlink:href="./ObjectReplacements/Object 2" xlink:type="simple" xlink:show="embed" xlink:actuate="onLoad"/><svg:desc>formula</svg:desc></draw:frame></text:p>
      <text:p text:style-name="P3">Any normally distributed data can be reduced to standard normal distribution by the following steps</text:p>
      <text:list xml:id="list149673427" text:style-name="L2">
        <text:list-item>
          <text:p text:style-name="P5">The mean of the unstandardized curve is made the origin. Intuitively, the curve is shifted so that its mean lies at the origin. The mean of this normalized curve is now 0.</text:p>
        </text:list-item>
        <text:list-item>
          <text:p text:style-name="P5">The x axis is transformed used the standard variate, <draw:frame draw:style-name="fr1" draw:name="Object3" text:anchor-type="as-char" svg:y="-0.2508in" svg:width="0.6602in" svg:height="0.3134in" draw:z-index="1"><draw:object xlink:href="./Object 3" xlink:type="simple" xlink:show="embed" xlink:actuate="onLoad"/><draw:image xlink:href="./ObjectReplacements/Object 3" xlink:type="simple" xlink:show="embed" xlink:actuate="onLoad"/></draw:frame>, which in effect transforms the random variable values represented along the x-axis as a measure of the respective difference from the mean relative to the standard deviation. For example a value 5 along the x-axis of an unstandardized normal curve with mean 2 and SD 1.25 is transformed to 2.4 , a measure of how much far it is from its mean in terms of its SD(5 is 2.4 SD's distant from its mean). This transformation also results in the curve having an SD of 1(don't ask how).</text:p>
        </text:list-item>
        <text:list-item>
          <text:p text:style-name="P5">Intuitively speaking, after the shifting of the y-axis the curve is squished along the x axis and pulled along the y axis such that the SD becomes one with the area under the curve remaining 1. This squishing and pulling also means that the probability density of the normalized random variable, Z, is the same as that of X.</text:p>
        </text:list-item>
        <text:list-item>
          <text:p text:style-name="P5">The probability distribution function for values does not vary across different such normalized curves as the mean(0) and SD(1) are the same.</text:p>
        </text:list-item>
        <text:list-item>
          <text:p text:style-name="P5">Thus the standard probability distribution table can be used to obtain the probability densities of any normal random variable with the help of algebraic manipulation.</text:p>
          <text:p text:style-name="P5">Suppose x = a. Now<draw:frame draw:style-name="fr1" draw:name="Object6" text:anchor-type="as-char" svg:y="-0.2508in" svg:width="0.6602in" svg:height="0.3134in" draw:z-index="4"><draw:object xlink:href="./Object 6" xlink:type="simple" xlink:show="embed" xlink:actuate="onLoad"/><draw:image xlink:href="./ObjectReplacements/Object 6" xlink:type="simple" xlink:show="embed" xlink:actuate="onLoad"/></draw:frame>. Looking up P(z = a) on the table gives <draw:frame draw:style-name="fr1" draw:name="Object5" text:anchor-type="as-char" svg:y="-0.152in" svg:width="1.3472in" svg:height="0.2in" draw:z-index="2"><draw:object xlink:href="./Object 5" xlink:type="simple" xlink:show="embed" xlink:actuate="onLoad"/><draw:image xlink:href="./ObjectReplacements/Object 5" xlink:type="simple" xlink:show="embed" xlink:actuate="onLoad"/></draw:fra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7-21T11:41:47</meta:creation-date>
    <dc:date>2013-01-03T19:52:35</dc:date>
    <dc:creator>Kempa </dc:creator>
    <meta:editing-duration>PT8H6M47S</meta:editing-duration>
    <meta:editing-cycles>23</meta:editing-cycles>
    <meta:generator>LibreOffice/3.6$Linux_x86 LibreOffice_project/360m1$Build-2</meta:generator>
    <meta:document-statistic meta:table-count="0" meta:image-count="0" meta:object-count="5" meta:page-count="1" meta:paragraph-count="19" meta:word-count="353" meta:character-count="1971" meta:non-whitespace-character-count="1640"/>
  </office:meta>
</office:document-meta>
</file>

<file path=Object 1/content.xml><?xml version="1.0" encoding="utf-8"?>
<math xmlns="http://www.w3.org/1998/Math/MathML">
  <semantics>
    <mrow>
      <mi>f</mi>
      <mrow>
        <mrow>
          <mo stretchy="false">(</mo>
          <mrow>
            <mi>x</mi>
          </mrow>
          <mo stretchy="false">)</mo>
        </mrow>
        <mo stretchy="false">=</mo>
        <mi>P</mi>
      </mrow>
      <mrow>
        <mrow>
          <mo stretchy="false">(</mo>
          <mrow>
            <mrow>
              <mi>X</mi>
              <mo stretchy="false">≤</mo>
              <mi>x</mi>
            </mrow>
          </mrow>
          <mo stretchy="false">)</mo>
        </mrow>
        <mo stretchy="false">=</mo>
        <mfrac>
          <mn>1</mn>
          <mrow>
            <mo stretchy="false">σ</mo>
            <msqrt>
              <mrow>
                <mn>2</mn>
                <mo stretchy="false">π</mo>
              </mrow>
            </msqrt>
          </mrow>
        </mfrac>
      </mrow>
      <msup>
        <mi>e</mi>
        <mrow>
          <mrow>
            <mo stretchy="false">−</mo>
            <mrow>
              <mfrac>
                <mn>1</mn>
                <mn>2</mn>
              </mfrac>
            </mrow>
          </mrow>
          <msup>
            <mrow>
              <mo stretchy="false">(</mo>
              <mrow>
                <mfrac>
                  <mrow>
                    <mrow>
                      <mi>x</mi>
                      <mo stretchy="false">−</mo>
                      <mo stretchy="false">μ</mo>
                    </mrow>
                  </mrow>
                  <mo stretchy="false">σ</mo>
                </mfrac>
              </mrow>
              <mo stretchy="false">)</mo>
            </mrow>
            <mn>2</mn>
          </msup>
        </mrow>
      </msup>
    </mrow>
    <annotation encoding="StarMath 5.0">f(x) = P(X le x ) = 1 over {%sigma sqrt{2 %pi}} e ^ {- {1 over 2} ({x - %mu} over %sigma)^2}</annotation>
  </semantics>
</math>
</file>

<file path=Object 2/content.xml><?xml version="1.0" encoding="utf-8"?>
<math xmlns="http://www.w3.org/1998/Math/MathML">
  <semantics>
    <mtable>
      <mtr>
        <mtd>
          <mrow>
            <mrow>
              <mo stretchy="false">μ</mo>
              <mo stretchy="false">=</mo>
              <mn>0</mn>
            </mrow>
          </mrow>
        </mtd>
      </mtr>
      <mtr>
        <mtd>
          <mrow>
            <mrow>
              <mo stretchy="false">σ</mo>
              <mo stretchy="false">=</mo>
              <mn>1</mn>
            </mrow>
          </mrow>
        </mtd>
      </mtr>
      <mtr>
        <mtd>
          <mrow>
            <mi>P</mi>
            <mrow>
              <mrow>
                <mo stretchy="false">(</mo>
                <mrow>
                  <mrow>
                    <mi>X</mi>
                    <mo stretchy="false">=</mo>
                    <mi>x</mi>
                  </mrow>
                </mrow>
                <mo stretchy="false">)</mo>
              </mrow>
              <mo stretchy="false">=</mo>
              <mfrac>
                <msup>
                  <mi>e</mi>
                  <mrow>
                    <mfrac>
                      <msup>
                        <mi>x</mi>
                        <mn>2</mn>
                      </msup>
                      <mn>2</mn>
                    </mfrac>
                  </mrow>
                </msup>
                <mrow>
                  <mn>2</mn>
                  <mo stretchy="false">π</mo>
                </mrow>
              </mfrac>
            </mrow>
          </mrow>
        </mtd>
      </mtr>
    </mtable>
    <annotation encoding="StarMath 5.0">%mu = 0 newline
%sigma = 1 newline
P(X = x) = e ^ { x^2 over 2 } over {2 %pi } </annotation>
  </semantics>
</math>
</file>

<file path=Object 3/content.xml><?xml version="1.0" encoding="utf-8"?>
<math xmlns="http://www.w3.org/1998/Math/MathML">
  <semantics>
    <mrow>
      <mrow>
        <mi>z</mi>
        <mo stretchy="false">=</mo>
        <mfrac>
          <mrow>
            <mrow>
              <mi>x</mi>
              <mo stretchy="false">−</mo>
              <mo stretchy="false">μ</mo>
            </mrow>
          </mrow>
          <mo stretchy="false">σ</mo>
        </mfrac>
      </mrow>
    </mrow>
    <annotation encoding="StarMath 5.0">z = {x - %mu} over %sigma</annotation>
  </semantics>
</math>
</file>

<file path=Object 5/content.xml><?xml version="1.0" encoding="utf-8"?>
<math xmlns="http://www.w3.org/1998/Math/MathML">
  <semantics>
    <mrow>
      <mi>P</mi>
      <mrow>
        <mrow>
          <mo stretchy="false">(</mo>
          <mrow>
            <mrow>
              <mi>z</mi>
              <mo stretchy="false">≤</mo>
              <mi>a</mi>
            </mrow>
          </mrow>
          <mo stretchy="false">)</mo>
        </mrow>
        <mo stretchy="false">=</mo>
        <mi>P</mi>
      </mrow>
      <mrow>
        <mo stretchy="false">(</mo>
        <mrow>
          <mrow>
            <mi>x</mi>
            <mo stretchy="false">≤</mo>
            <mi>a</mi>
          </mrow>
        </mrow>
        <mo stretchy="false">)</mo>
      </mrow>
    </mrow>
    <annotation encoding="StarMath 5.0">P(z le a) = P(x le a)</annotation>
  </semantics>
</math>
</file>

<file path=Object 6/content.xml><?xml version="1.0" encoding="utf-8"?>
<math xmlns="http://www.w3.org/1998/Math/MathML">
  <semantics>
    <mrow>
      <mrow>
        <mi>z</mi>
        <mo stretchy="false">=</mo>
        <mfrac>
          <mrow>
            <mrow>
              <mi>x</mi>
              <mo stretchy="false">−</mo>
              <mo stretchy="false">μ</mo>
            </mrow>
          </mrow>
          <mo stretchy="false">σ</mo>
        </mfrac>
      </mrow>
    </mrow>
    <annotation encoding="StarMath 5.0">z = {x - %mu} over %sigma </annotation>
  </semantics>
</math>
</file>